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" svg:font-family="TimesNewRoman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style style:name="P1" style:parent-style-name="Normal" style:master-page-name="MP0" style:family="paragraph">
      <style:paragraph-properties fo:widows="2" fo:orphans="2" fo:break-before="page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font-size="14pt" style:font-size-asian="14pt" style:font-size-complex="14pt" fo:hyphenate="true"/>
    </style:style>
    <style:style style:name="P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3" style:parent-style-name="Standard" style:family="paragraph">
      <style:paragraph-properties fo:text-indent="0.3347in"/>
      <style:text-properties style:font-name="Times New Roman" style:font-name-complex="Times New Roman" fo:color="#000000" fo:font-size="11pt" style:font-size-asian="11pt" style:font-size-complex="11pt"/>
    </style:style>
    <style:style style:name="P4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5" style:parent-style-name="Standard" style:family="paragraph">
      <style:paragraph-properties fo:text-indent="0.3347in"/>
      <style:text-properties style:font-name="Times New Roman" style:font-name-complex="Times New Roman" fo:color="#000000" fo:font-size="11pt" style:font-size-asian="11pt" style:font-size-complex="11pt"/>
    </style:style>
    <style:style style:name="P6" style:parent-style-name="Standard" style:family="paragraph">
      <style:paragraph-properties fo:margin-left="0.3347in" fo:text-indent="0.3347in">
        <style:tab-stops/>
      </style:paragraph-properties>
      <style:text-properties style:font-name="Times New Roman" style:font-name-complex="Times New Roman" fo:color="#000000" fo:font-size="11pt" style:font-size-asian="11pt" style:font-size-complex="11pt"/>
    </style:style>
    <style:style style:name="P7" style:parent-style-name="Standard" style:family="paragraph">
      <style:paragraph-properties fo:margin-left="0.3347in" fo:text-indent="0.3347in">
        <style:tab-stops/>
      </style:paragraph-properties>
    </style:style>
    <style:style style:name="T8" style:parent-style-name="Fuentedepárrafopredeter." style:family="text">
      <style:text-properties style:font-name="Times New Roman" style:font-name-complex="Times New Roman" fo:color="#000000" fo:font-size="11pt" style:font-size-asian="11pt" style:font-size-complex="11pt"/>
    </style:style>
    <style:style style:name="P9" style:parent-style-name="Standard" style:family="paragraph">
      <style:text-properties style:font-name="Times New Roman" style:font-name-asian="TimesNewRoman" style:font-name-complex="Times New Roman"/>
    </style:style>
    <style:style style:name="TableColumn11" style:family="table-column">
      <style:table-column-properties style:column-width="0.9847in" style:use-optimal-column-width="false"/>
    </style:style>
    <style:style style:name="TableColumn12" style:family="table-column">
      <style:table-column-properties style:column-width="3.3465in" style:use-optimal-column-width="false"/>
    </style:style>
    <style:style style:name="Table10" style:family="table">
      <style:table-properties style:width="4.3312in" fo:margin-left="1.318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34in solid #000000" fo:background-color="#CCCCFF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imes New Roman" style:font-name-complex="Times New Roman" fo:font-size="13pt" style:font-size-asian="13pt" style:font-size-complex="13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8" style:parent-style-name="TableContents" style:family="paragraph">
      <style:paragraph-properties fo:margin-left="0.002in" fo:margin-right="-0.4229in">
        <style:tab-stops/>
      </style:paragraph-properties>
      <style:text-properties style:font-name="Times New Roman" style:font-name-complex="Times New Roma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0" style:parent-style-name="Textbody" style:family="paragraph">
      <style:paragraph-properties fo:margin-bottom="0in"/>
      <style:text-properties style:font-name="Times New Roman" style:font-name-complex="Times New Roman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" style:parent-style-name="TableContents" style:family="paragraph">
      <style:text-properties style:font-name="Times New Roman" style:font-name-complex="Times New Roman"/>
    </style:style>
    <style:style style:name="TableCell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5" style:parent-style-name="Textbody" style:family="paragraph">
      <style:paragraph-properties fo:margin-bottom="0in"/>
      <style:text-properties style:font-name="Times New Roman" style:font-name-complex="Times New Roman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imes New Roman" style:font-name-complex="Times New Roman"/>
    </style:style>
    <style:style style:name="TableCell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imes New Roman" style:font-name-complex="Times New Roman"/>
    </style:style>
    <style:style style:name="P31" style:parent-style-name="Standard" style:family="paragraph">
      <style:text-properties style:font-name="Times New Roman" style:font-name-complex="Times New Roman" fo:color="#0000FF"/>
    </style:style>
    <style:style style:name="T32" style:parent-style-name="Fuentedepárrafopredeter." style:family="text">
      <style:text-properties style:font-name="Times New Roman" style:font-name-complex="Times New Roman" fo:color="#0000FF"/>
    </style:style>
    <style:style style:name="T33" style:parent-style-name="Fuentedepárrafopredeter." style:family="text">
      <style:text-properties style:font-name="Times New Roman" style:font-name-complex="Times New Roman"/>
    </style:style>
    <style:style style:name="P34" style:parent-style-name="Standard" style:family="paragraph">
      <style:text-properties style:font-name="Times New Roman" style:font-name-complex="Times New Roman"/>
    </style:style>
    <style:style style:name="P3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FF" style:letter-kerning="false" fo:hyphenate="true"/>
    </style:style>
    <style:style style:name="P3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hyphenate="true"/>
    </style:style>
    <style:style style:name="P37" style:parent-style-name="Normal" style:family="paragraph">
      <style:paragraph-properties fo:widows="2" fo:orphans="2" style:text-autospace="none" style:vertical-align="auto" fo:text-indent="0.3347in"/>
      <style:text-properties style:font-name="Times New Roman" style:font-name-complex="Times New Roman" style:letter-kerning="false" fo:hyphenate="true"/>
    </style:style>
    <style:style style:name="P3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3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4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41" style:parent-style-name="Textbody" style:family="paragraph">
      <style:paragraph-properties fo:widows="2" fo:orphans="2" fo:margin-bottom="0.0784in"/>
      <style:text-properties style:font-name="Times New Roman" style:font-name-asian="TimesNewRoman" style:font-name-complex="Times New Roman" fo:font-weight="bold" style:font-weight-asian="bold" fo:color="#000000" fo:font-size="11pt" style:font-size-asian="11pt" style:font-size-complex="11pt"/>
    </style:style>
    <style:style style:name="P42" style:parent-style-name="Textbody" style:family="paragraph">
      <style:paragraph-properties fo:widows="2" fo:orphans="2" fo:margin-bottom="0.0784in"/>
    </style:style>
    <style:style style:name="T43" style:parent-style-name="Fuentedepárrafopredeter." style:family="text">
      <style:text-properties style:font-name="Times New Roman" style:font-name-asian="TimesNewRoman" style:font-name-complex="Times New Roman" fo:font-weight="bold" style:font-weight-asian="bold" fo:color="#000000" fo:font-size="11pt" style:font-size-asian="11pt" style:font-size-complex="11pt"/>
    </style:style>
    <style:style style:name="T44" style:parent-style-name="Fuentedepárrafopredeter." style:family="text">
      <style:text-properties style:font-name="Times New Roman" style:font-name-asian="TimesNewRoman" style:font-name-complex="Times New Roman" fo:color="#000000" fo:font-size="11pt" style:font-size-asian="11pt" style:font-size-complex="11pt"/>
    </style:style>
    <style:style style:name="P45" style:parent-style-name="Textbody" style:family="paragraph">
      <style:paragraph-properties fo:margin-bottom="0.0784in"/>
      <style:text-properties style:font-name="Times New Roman" style:font-name-complex="Times New Roman" fo:font-weight="bold" style:font-weight-asian="bold" fo:font-size="11pt" style:font-size-asian="11pt" style:font-size-complex="11pt"/>
    </style:style>
    <style:style style:name="P46" style:parent-style-name="Textbody" style:family="paragraph">
      <style:paragraph-properties fo:margin-bottom="0.0784in"/>
      <style:text-properties style:font-name="Times New Roman" style:font-name-complex="Times New Roman" fo:font-size="11pt" style:font-size-asian="11pt" style:font-size-complex="11pt"/>
    </style:style>
    <style:style style:name="P47" style:parent-style-name="Textbody" style:family="paragraph">
      <style:paragraph-properties fo:margin-bottom="0.0784in"/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P48" style:parent-style-name="Textbody" style:family="paragraph">
      <style:paragraph-properties fo:margin-bottom="0.0784in"/>
    </style:style>
    <style:style style:name="T49" style:parent-style-name="Fuentedepárrafopredeter." style:family="text"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T50" style:parent-style-name="Fuentedepárrafopredeter." style:family="text">
      <style:text-properties style:font-name="Times New Roman" style:font-name-complex="Times New Roman" fo:color="#000000" fo:font-size="11pt" style:font-size-asian="11pt" style:font-size-complex="11pt"/>
    </style:style>
    <style:style style:name="P51" style:parent-style-name="Textbody" style:family="paragraph">
      <style:paragraph-properties fo:margin-bottom="0.0784in"/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P52" style:parent-style-name="Textbody" style:family="paragraph">
      <style:paragraph-properties fo:margin-bottom="0.0784in"/>
    </style:style>
    <style:style style:name="T53" style:parent-style-name="Fuentedepárrafopredeter." style:family="text"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T54" style:parent-style-name="Fuentedepárrafopredeter." style:family="text">
      <style:text-properties style:font-name="Times New Roman" style:font-name-complex="Times New Roman" fo:color="#000000" fo:font-size="11pt" style:font-size-asian="11pt" style:font-size-complex="11pt"/>
    </style:style>
    <style:style style:name="P55" style:parent-style-name="Textbody" style:family="paragraph">
      <style:paragraph-properties fo:margin-bottom="0.0784in"/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P56" style:parent-style-name="Textbody" style:family="paragraph">
      <style:paragraph-properties fo:margin-bottom="0.0784in"/>
    </style:style>
    <style:style style:name="T57" style:parent-style-name="Fuentedepárrafopredeter." style:family="text">
      <style:text-properties style:font-name="Times New Roman" style:font-name-complex="Times New Roman" fo:font-weight="bold" style:font-weight-asian="bold" fo:color="#000000" fo:font-size="11pt" style:font-size-asian="11pt" style:font-size-complex="11pt" fo:language="en" fo:country="US"/>
    </style:style>
    <style:style style:name="T58" style:parent-style-name="Fuentedepárrafopredeter." style:family="text">
      <style:text-properties style:font-name="Times New Roman" style:font-name-complex="Times New Roman" fo:color="#000000" fo:font-size="11pt" style:font-size-asian="11pt" style:font-size-complex="11pt"/>
    </style:style>
    <style:style style:name="P59" style:parent-style-name="Textbody" style:family="paragraph">
      <style:paragraph-properties fo:margin-bottom="0.0784in"/>
      <style:text-properties style:font-name="Times New Roman" style:font-name-complex="Times New Roman" fo:font-weight="bold" style:font-weight-asian="bold" fo:color="#000000" fo:font-size="11pt" style:font-size-asian="11pt" style:font-size-complex="11pt"/>
    </style:style>
    <style:style style:name="P6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hyphenate="true"/>
    </style:style>
    <style:style style:name="P61" style:parent-style-name="Normal" style:family="paragraph">
      <style:paragraph-properties fo:widows="2" fo:orphans="2" style:text-autospace="none" style:vertical-align="auto" fo:text-indent="0.3347in"/>
      <style:text-properties style:font-name="Times New Roman" style:font-name-complex="Times New Roman" style:letter-kerning="false" fo:hyphenate="true"/>
    </style:style>
    <style:style style:name="P6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63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letter-kerning="false" fo:hyphenate="true"/>
    </style:style>
    <style:style style:name="P6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hyphenate="true"/>
    </style:style>
    <style:style style:name="P6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FF" style:letter-kerning="false" fo:hyphenate="true"/>
    </style:style>
    <style:style style:name="P6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hyphenate="true"/>
    </style:style>
    <style:style style:name="P6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fo:hyphenate="true"/>
    </style:style>
    <style:style style:name="P6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hyphenate="true"/>
    </style:style>
    <style:style style:name="P6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0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71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72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73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74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P7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6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77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78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P7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font-weight-complex="bold" fo:color="#000000" style:letter-kerning="false" fo:hyphenate="true"/>
    </style:style>
    <style:style style:name="P8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hyphenate="true"/>
    </style:style>
    <style:style style:name="P81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82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83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84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85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86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P8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font-weight-complex="bold" fo:color="#000000" style:letter-kerning="false" fo:hyphenate="true"/>
    </style:style>
    <style:style style:name="P8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hyphenate="true"/>
    </style:style>
    <style:style style:name="P89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0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91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92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P93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font-weight-complex="bold" fo:color="#000000" style:letter-kerning="false" fo:hyphenate="true"/>
    </style:style>
    <style:style style:name="P9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hyphenate="true"/>
    </style:style>
    <style:style style:name="P95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96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T97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98" style:parent-style-name="Fuentedepárrafopredeter." style:family="text">
      <style:text-properties style:font-name="Times New Roman" style:font-name-complex="Times New Roman" style:font-weight-complex="bold" fo:color="#000000" style:letter-kerning="false" style:text-underline-type="single" style:text-underline-style="solid" style:text-underline-width="auto" style:text-underline-mode="continuous"/>
    </style:style>
    <style:style style:name="T99" style:parent-style-name="Fuentedepárrafopredeter." style:family="text">
      <style:text-properties style:font-name="Times New Roman" style:font-name-complex="Times New Roman" style:font-weight-complex="bold" fo:color="#000000" style:letter-kerning="false"/>
    </style:style>
    <style:style style:name="P10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style:font-weight-complex="bold" fo:color="#000000" style:letter-kerning="false" fo:hyphenate="true"/>
    </style:style>
    <style:style style:name="P101" style:parent-style-name="Standard" style:family="paragraph">
      <style:text-properties style:font-name="Times New Roman" style:font-name-complex="Times New Roman" fo:color="#000000" fo:font-size="11pt" style:font-size-asian="11pt" style:font-size-complex="11pt"/>
    </style:style>
    <style:style style:name="P102" style:parent-style-name="Standard" style:family="paragraph">
      <style:text-properties fo:font-weight="bold" style:font-weight-asian="bold" style:font-weight-complex="bold"/>
    </style:style>
    <style:style style:name="P103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04" style:parent-style-name="Standard" style:family="paragraph">
      <style:text-properties style:font-name="FreeMono" fo:color="#000000" fo:font-size="10.5pt" style:font-size-asian="10.5pt" style:font-size-complex="10.5pt"/>
    </style:style>
    <style:style style:name="T10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0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07" style:parent-style-name="Standard" style:family="paragraph">
      <style:text-properties style:font-name="FreeMono" fo:color="#000000" fo:font-size="10.5pt" style:font-size-asian="10.5pt" style:font-size-complex="10.5pt"/>
    </style:style>
    <style:style style:name="P108" style:parent-style-name="Standard" style:family="paragraph">
      <style:text-properties style:font-name="FreeMono" fo:color="#000000" fo:font-size="10.5pt" style:font-size-asian="10.5pt" style:font-size-complex="10.5pt"/>
    </style:style>
    <style:style style:name="P109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10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11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2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3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4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5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6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P117" style:parent-style-name="Standard" style:family="paragraph">
      <style:text-properties style:font-name="FreeMono" style:font-weight-complex="bold" fo:color="#000000" fo:font-size="10.5pt" style:font-size-asian="10.5pt" style:font-size-complex="10.5pt"/>
    </style:style>
    <style:style style:name="T118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119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12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2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34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35" style:parent-style-name="Standard" style:family="paragraph">
      <style:text-properties style:font-name="FreeMono" fo:color="#000000" fo:font-size="10.5pt" style:font-size-asian="10.5pt" style:font-size-complex="10.5pt"/>
    </style:style>
    <style:style style:name="T13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3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38" style:parent-style-name="Standard" style:family="paragraph">
      <style:text-properties style:font-name="FreeMono" fo:color="#000000" fo:font-size="10.5pt" style:font-size-asian="10.5pt" style:font-size-complex="10.5pt"/>
    </style:style>
    <style:style style:name="P139" style:parent-style-name="Standard" style:family="paragraph">
      <style:text-properties style:font-name="FreeMono" fo:color="#000000" fo:font-size="10.5pt" style:font-size-asian="10.5pt" style:font-size-complex="10.5pt"/>
    </style:style>
    <style:style style:name="P140" style:parent-style-name="Standard" style:family="paragraph">
      <style:text-properties style:font-name="FreeMono" fo:color="#000000" fo:font-size="10.5pt" style:font-size-asian="10.5pt" style:font-size-complex="10.5pt"/>
    </style:style>
    <style:style style:name="P141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42" style:parent-style-name="Standard" style:family="paragraph">
      <style:text-properties style:font-name="FreeMono" fo:color="#000000" fo:font-size="10.5pt" style:font-size-asian="10.5pt" style:font-size-complex="10.5pt"/>
    </style:style>
    <style:style style:name="T14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4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46" style:parent-style-name="Standard" style:family="paragraph">
      <style:text-properties style:font-name="FreeMono" fo:color="#000000" fo:font-size="10.5pt" style:font-size-asian="10.5pt" style:font-size-complex="10.5pt"/>
    </style:style>
    <style:style style:name="P147" style:parent-style-name="Standard" style:family="paragraph">
      <style:text-properties style:font-name="FreeMono" fo:color="#000000" fo:font-size="10.5pt" style:font-size-asian="10.5pt" style:font-size-complex="10.5pt"/>
    </style:style>
    <style:style style:name="P148" style:parent-style-name="Standard" style:family="paragraph">
      <style:text-properties style:font-name="FreeMono" fo:color="#000000" fo:font-size="10.5pt" style:font-size-asian="10.5pt" style:font-size-complex="10.5pt"/>
    </style:style>
    <style:style style:name="T14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5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15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5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57" style:parent-style-name="Standard" style:family="paragraph">
      <style:text-properties style:font-name="FreeMono" fo:color="#000000" fo:font-size="10.5pt" style:font-size-asian="10.5pt" style:font-size-complex="10.5pt"/>
    </style:style>
    <style:style style:name="P158" style:parent-style-name="Standard" style:family="paragraph">
      <style:text-properties style:font-name="FreeMono" fo:color="#000000" fo:font-size="10.5pt" style:font-size-asian="10.5pt" style:font-size-complex="10.5pt"/>
    </style:style>
    <style:style style:name="P159" style:parent-style-name="Standard" style:family="paragraph">
      <style:text-properties style:font-name="FreeMono" fo:color="#000000" fo:font-size="10.5pt" style:font-size-asian="10.5pt" style:font-size-complex="10.5pt"/>
    </style:style>
    <style:style style:name="P160" style:parent-style-name="Standard" style:family="paragraph">
      <style:text-properties style:font-name="FreeMono" fo:color="#000000" fo:font-size="10.5pt" style:font-size-asian="10.5pt" style:font-size-complex="10.5pt"/>
    </style:style>
    <style:style style:name="P161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62" style:parent-style-name="Standard" style:family="paragraph">
      <style:text-properties style:font-name="FreeMono" fo:color="#000000" fo:font-size="10.5pt" style:font-size-asian="10.5pt" style:font-size-complex="10.5pt"/>
    </style:style>
    <style:style style:name="P163" style:parent-style-name="Standard" style:family="paragraph">
      <style:text-properties style:font-name="FreeMono" fo:color="#000000" fo:font-size="10.5pt" style:font-size-asian="10.5pt" style:font-size-complex="10.5pt"/>
    </style:style>
    <style:style style:name="T16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6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66" style:parent-style-name="Fuentedepárrafopredeter." style:family="text">
      <style:text-properties style:font-name="FreeMono" fo:color="#000000"/>
    </style:style>
    <style:style style:name="T16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68" style:parent-style-name="Standard" style:family="paragraph">
      <style:text-properties style:font-name="FreeMono" fo:color="#000000" fo:font-size="10.5pt" style:font-size-asian="10.5pt" style:font-size-complex="10.5pt"/>
    </style:style>
    <style:style style:name="T16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74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175" style:parent-style-name="Standard" style:family="paragraph">
      <style:text-properties style:font-name="FreeMono" fo:color="#000000" fo:font-size="10.5pt" style:font-size-asian="10.5pt" style:font-size-complex="10.5pt"/>
    </style:style>
    <style:style style:name="T17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7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18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189" style:parent-style-name="Standard" style:family="paragraph">
      <style:text-properties style:font-name="FreeMono" fo:color="#000000" fo:font-size="10.5pt" style:font-size-asian="10.5pt" style:font-size-complex="10.5pt"/>
    </style:style>
    <style:style style:name="P190" style:parent-style-name="Standard" style:family="paragraph">
      <style:text-properties style:font-name="FreeMono" fo:color="#000000" fo:font-size="10.5pt" style:font-size-asian="10.5pt" style:font-size-complex="10.5pt"/>
    </style:style>
    <style:style style:name="P191" style:parent-style-name="Standard" style:family="paragraph">
      <style:text-properties style:font-name="FreeMono" fo:color="#000000" fo:font-size="10.5pt" style:font-size-asian="10.5pt" style:font-size-complex="10.5pt"/>
    </style:style>
    <style:style style:name="T192" style:parent-style-name="Fuentedepárrafopredeter." style:family="text">
      <style:text-properties fo:font-weight="bold" style:font-weight-asian="bold" fo:color="#FF0000"/>
    </style:style>
    <style:style style:name="T193" style:parent-style-name="Fuentedepárrafopredeter." style:family="text">
      <style:text-properties fo:color="#FF0000"/>
    </style:style>
    <style:style style:name="T194" style:parent-style-name="Fuentedepárrafopredeter." style:family="text">
      <style:text-properties fo:color="#FF0000"/>
    </style:style>
    <style:style style:name="T195" style:parent-style-name="Fuentedepárrafopredeter." style:family="text">
      <style:text-properties fo:color="#FF0000"/>
    </style:style>
    <style:style style:name="P196" style:parent-style-name="Standard" style:family="paragraph">
      <style:text-properties style:font-name="FreeMono" fo:color="#FF0000" fo:font-size="10.5pt" style:font-size-asian="10.5pt" style:font-size-complex="10.5pt"/>
    </style:style>
    <style:style style:name="P197" style:parent-style-name="Standard" style:family="paragraph">
      <style:text-properties style:font-name="FreeMono" fo:color="#FF0000" fo:font-size="10.5pt" style:font-size-asian="10.5pt" style:font-size-complex="10.5pt"/>
    </style:style>
    <style:style style:name="P198" style:parent-style-name="Standard" style:family="paragraph">
      <style:text-properties style:font-name="FreeMono" fo:color="#FF0000" fo:font-size="10.5pt" style:font-size-asian="10.5pt" style:font-size-complex="10.5pt"/>
    </style:style>
    <style:style style:name="P199" style:parent-style-name="Standard" style:family="paragraph">
      <style:text-properties style:font-name="FreeMono" fo:color="#FF0000" fo:font-size="10.5pt" style:font-size-asian="10.5pt" style:font-size-complex="10.5pt"/>
    </style:style>
    <style:style style:name="P200" style:parent-style-name="Standard" style:family="paragraph">
      <style:paragraph-properties fo:margin-left="0.3347in">
        <style:tab-stops/>
      </style:paragraph-properties>
    </style:style>
    <style:style style:name="T201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2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3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4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5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6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T207" style:parent-style-name="Fuentedepárrafopredeter." style:family="text">
      <style:text-properties style:font-name="FreeMono" fo:color="#FF0000" fo:font-size="10.5pt" style:font-size-asian="10.5pt" style:font-size-complex="10.5pt"/>
    </style:style>
    <style:style style:name="P208" style:parent-style-name="Standard" style:family="paragraph">
      <style:text-properties style:font-name="FreeMono" fo:color="#000000" fo:font-size="10.5pt" style:font-size-asian="10.5pt" style:font-size-complex="10.5pt"/>
    </style:style>
    <style:style style:name="T20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1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1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1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213" style:parent-style-name="Standard" style:family="paragraph">
      <style:text-properties style:font-name="FreeMono" fo:color="#000000" fo:font-size="10.5pt" style:font-size-asian="10.5pt" style:font-size-complex="10.5pt"/>
    </style:style>
    <style:style style:name="P214" style:parent-style-name="Standard" style:family="paragraph">
      <style:text-properties style:font-name="FreeMono" fo:color="#000000" fo:font-size="10.5pt" style:font-size-asian="10.5pt" style:font-size-complex="10.5pt"/>
    </style:style>
    <style:style style:name="P215" style:parent-style-name="Standard" style:family="paragraph">
      <style:text-properties style:font-name="FreeMono" fo:color="#000000" fo:font-size="10.5pt" style:font-size-asian="10.5pt" style:font-size-complex="10.5pt"/>
    </style:style>
    <style:style style:name="P216" style:parent-style-name="Standard" style:family="paragraph">
      <style:text-properties style:font-name="FreeMono" fo:color="#000000" fo:font-size="10.5pt" style:font-size-asian="10.5pt" style:font-size-complex="10.5pt"/>
    </style:style>
    <style:style style:name="P217" style:parent-style-name="Standard" style:family="paragraph">
      <style:paragraph-properties fo:margin-left="0.3347in">
        <style:tab-stops/>
      </style:paragraph-properties>
      <style:text-properties style:font-name="FreeMono" fo:color="#000000" fo:font-size="10.5pt" style:font-size-asian="10.5pt" style:font-size-complex="10.5pt"/>
    </style:style>
    <style:style style:name="P218" style:parent-style-name="Standard" style:family="paragraph">
      <style:paragraph-properties fo:margin-left="0.3347in">
        <style:tab-stops/>
      </style:paragraph-properties>
      <style:text-properties style:font-name="FreeMono" fo:color="#000000" fo:font-size="10.5pt" style:font-size-asian="10.5pt" style:font-size-complex="10.5pt"/>
    </style:style>
    <style:style style:name="P219" style:parent-style-name="Standard" style:family="paragraph">
      <style:paragraph-properties fo:margin-left="0.3347in">
        <style:tab-stops/>
      </style:paragraph-properties>
    </style:style>
    <style:style style:name="T22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2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226" style:parent-style-name="Standard" style:family="paragraph">
      <style:paragraph-properties fo:margin-left="0.3347in">
        <style:tab-stops/>
      </style:paragraph-properties>
    </style:style>
    <style:style style:name="T22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228" style:parent-style-name="Standard" style:family="paragraph">
      <style:text-properties style:font-name="FreeMono" fo:font-weight="bold" style:font-weight-asian="bold" fo:color="#000000" fo:font-size="10.5pt" style:font-size-asian="10.5pt" style:font-size-complex="10.5pt"/>
    </style:style>
    <style:style style:name="T22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0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1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234" style:parent-style-name="Standard" style:family="paragraph">
      <style:text-properties style:font-name="FreeMono" fo:color="#000000" fo:font-size="10.5pt" style:font-size-asian="10.5pt" style:font-size-complex="10.5pt"/>
    </style:style>
    <style:style style:name="P235" style:parent-style-name="Standard" style:family="paragraph">
      <style:text-properties style:font-name="FreeMono" fo:color="#000000" fo:font-size="10.5pt" style:font-size-asian="10.5pt" style:font-size-complex="10.5pt"/>
    </style:style>
    <style:style style:name="T23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38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39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4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43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4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4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5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56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5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5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63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64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6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6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7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1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8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8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8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3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94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29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29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7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30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09" style:parent-style-name="Fuentedepárrafopredeter." style:family="text">
      <style:text-properties style:font-name="FreeMono" fo:color="#000000"/>
    </style:style>
    <style:style style:name="T310" style:parent-style-name="Fuentedepárrafopredeter." style:family="text">
      <style:text-properties style:font-name="FreeMono" fo:color="#000000"/>
    </style:style>
    <style:style style:name="T311" style:parent-style-name="Fuentedepárrafopredeter." style:family="text">
      <style:text-properties style:font-name="FreeMono" fo:color="#000000"/>
    </style:style>
    <style:style style:name="T312" style:parent-style-name="Fuentedepárrafopredeter." style:family="text">
      <style:text-properties style:font-name="FreeMono" fo:color="#000000"/>
    </style:style>
    <style:style style:name="T31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19" style:parent-style-name="Fuentedepárrafopredeter." style:family="text">
      <style:text-properties style:font-name="FreeMono" fo:color="#000000"/>
    </style:style>
    <style:style style:name="T320" style:parent-style-name="Fuentedepárrafopredeter." style:family="text">
      <style:text-properties style:font-name="FreeMono" fo:color="#000000"/>
    </style:style>
    <style:style style:name="P321" style:parent-style-name="Standard" style:family="paragraph">
      <style:text-properties style:font-name="FreeMono" fo:color="#000000" fo:font-size="10.5pt" style:font-size-asian="10.5pt" style:font-size-complex="10.5pt"/>
    </style:style>
    <style:style style:name="T322" style:parent-style-name="Fuentedepárrafopredeter." style:family="text">
      <style:text-properties style:font-name="FreeMono" fo:font-weight="bold" style:font-weight-asian="bold" fo:color="#000000" fo:font-size="10.5pt" style:font-size-asian="10.5pt" style:font-size-complex="10.5pt"/>
    </style:style>
    <style:style style:name="T323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24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25" style:parent-style-name="Fuentedepárrafopredeter." style:family="text">
      <style:text-properties style:font-name="FreeMono" style:font-weight-complex="bold" fo:color="#000000" fo:font-size="10.5pt" style:font-size-asian="10.5pt" style:font-size-complex="10.5pt"/>
    </style:style>
    <style:style style:name="T326" style:parent-style-name="Fuentedepárrafopredeter." style:family="text">
      <style:text-properties style:font-name="FreeMono" style:font-weight-complex="bold" fo:color="#000000" fo:font-size="10.5pt" style:font-size-asian="10.5pt" style:font-size-complex="10.5pt"/>
    </style:style>
    <style:style style:name="P327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28" style:parent-style-name="Standard" style:family="paragraph">
      <style:text-properties style:font-name="FreeMono" fo:color="#000000" fo:font-size="10.5pt" style:font-size-asian="10.5pt" style:font-size-complex="10.5pt"/>
    </style:style>
    <style:style style:name="P329" style:parent-style-name="Standard" style:family="paragraph">
      <style:text-properties style:font-name="FreeMono" fo:color="#000000" fo:font-size="10.5pt" style:font-size-asian="10.5pt" style:font-size-complex="10.5pt"/>
    </style:style>
    <style:style style:name="P330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31" style:parent-style-name="Standard" style:family="paragraph">
      <style:text-properties style:font-name="FreeMono" fo:color="#000000" fo:font-size="10.5pt" style:font-size-asian="10.5pt" style:font-size-complex="10.5pt"/>
    </style:style>
    <style:style style:name="P332" style:parent-style-name="Standard" style:family="paragraph">
      <style:text-properties style:font-name="FreeMono" fo:color="#000000" fo:font-size="10.5pt" style:font-size-asian="10.5pt" style:font-size-complex="10.5pt"/>
    </style:style>
    <style:style style:name="P333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34" style:parent-style-name="Standard" style:family="paragraph">
      <style:text-properties style:font-name="FreeMono" fo:color="#000000" fo:font-size="10.5pt" style:font-size-asian="10.5pt" style:font-size-complex="10.5pt"/>
    </style:style>
    <style:style style:name="P335" style:parent-style-name="Standard" style:family="paragraph">
      <style:text-properties style:font-name="FreeMono" fo:color="#000000" fo:font-size="10.5pt" style:font-size-asian="10.5pt" style:font-size-complex="10.5pt"/>
    </style:style>
    <style:style style:name="P336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P337" style:parent-style-name="Standard" style:family="paragraph">
      <style:text-properties style:font-name="FreeMono" fo:color="#000000" fo:font-size="10.5pt" style:font-size-asian="10.5pt" style:font-size-complex="10.5pt"/>
    </style:style>
    <style:style style:name="P338" style:parent-style-name="Standard" style:family="paragraph">
      <style:text-properties style:font-name="FreeMono" fo:color="#000000" fo:font-size="10.5pt" style:font-size-asian="10.5pt" style:font-size-complex="10.5pt"/>
    </style:style>
    <style:style style:name="P339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0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46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7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4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4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53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54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5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58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5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60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61" style:parent-style-name="Standard" style:family="paragraph">
      <style:text-properties style:font-name="FreeMono" fo:color="#000000" fo:font-size="10.5pt" style:font-size-asian="10.5pt" style:font-size-complex="10.5pt"/>
    </style:style>
    <style:style style:name="P362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63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6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6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66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67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6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69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70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71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72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73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74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75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76" style:parent-style-name="Standard" style:family="paragraph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77" style:parent-style-name="Fuentedepárrafopredeter." style:family="text">
      <style:text-properties style:font-name="FreeMono" fo:font-weight="bold" style:font-weight-asian="bold" style:font-weight-complex="bold" fo:color="#000000" fo:font-size="10.5pt" style:font-size-asian="10.5pt" style:font-size-complex="10.5pt"/>
    </style:style>
    <style:style style:name="T378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T379" style:parent-style-name="Fuentedepárrafopredeter." style:family="text">
      <style:text-properties style:font-name="FreeMono" fo:color="#000000" fo:font-size="10.5pt" style:font-size-asian="10.5pt" style:font-size-complex="10.5pt"/>
    </style:style>
    <style:style style:name="P380" style:parent-style-name="Standard" style:family="paragraph">
      <style:paragraph-properties fo:text-indent="0.3347in"/>
      <style:text-properties style:font-name="FreeMono" fo:color="#000000" fo:font-size="10.5pt" style:font-size-asian="10.5pt" style:font-size-complex="10.5pt" fo:language="en" fo:country="US"/>
    </style:style>
  </office:automatic-styles>
  <office:body>
    <office:text text:use-soft-page-breaks="true">
      <text:p text:style-name="P1">3. Estructura y construcción de la tabla de símbolos</text:p>
      <text:p text:style-name="P2"/>
      <text:p text:style-name="P3">Nuestro lenguaje está estructurado en bloques, por tanto nos es necesario una gestión de ámbitos para controlar si en un determinado momento una variable está disponible o no, ya que no todas las variables se declaran al inicio del programa, sino que pueden ser declaradas en procedimientos. Por este motivo hemos utilizado una pila de tabla de símbolos.</text:p>
      <text:p text:style-name="P4"/>
      <text:p text:style-name="P5">La información que necesitamos almacenar en cada tabla de símbolos es la siguiente:</text:p>
      <text:p text:style-name="P6">El símbolo que identifica la variable</text:p>
      <text:p text:style-name="P7"><text:span text:style-name="T8">Una colección de propiedades asociadas a la variable, como clase, tipo, dir, nivel</text:span></text:p>
      <text:p text:style-name="P9"/>
      <table:table table:style-name="Table10">
        <table:table-columns>
          <table:table-column table:style-name="TableColumn11"/>
          <table:table-column table:style-name="TableColumn12"/>
        </table:table-columns>
        <table:table-header-rows>
          <table:table-row table:style-name="TableRow13">
            <table:table-cell table:style-name="TableCell14" table:number-columns-spanned="2">
              <text:p text:style-name="P15">Tabla de Símbolos</text:p>
            </table:table-cell>
            <table:covered-table-cell/>
          </table:table-row>
        </table:table-header-rows>
        <table:table-row table:style-name="TableRow16">
          <table:table-cell table:style-name="TableCell17">
            <text:p text:style-name="P18">“edad”</text:p>
          </table:table-cell>
          <table:table-cell table:style-name="TableCell19">
            <text:p text:style-name="P20">&lt;clase:var, tipo: &lt;t:integer&gt;, dir:0, nivel:1&gt;</text:p>
          </table:table-cell>
        </table:table-row>
        <table:table-row table:style-name="TableRow21">
          <table:table-cell table:style-name="TableCell22">
            <text:p text:style-name="P23">“dni”</text:p>
          </table:table-cell>
          <table:table-cell table:style-name="TableCell24">
            <text:p text:style-name="P25">&lt;clase:pvar, tipo: &lt;t:float&gt;, dir:1, nivel:1&gt;</text:p>
          </table:table-cell>
        </table:table-row>
        <table:table-row table:style-name="TableRow26">
          <table:table-cell table:style-name="TableCell27">
            <text:p text:style-name="P28">…</text:p>
          </table:table-cell>
          <table:table-cell table:style-name="TableCell29">
            <text:p text:style-name="P30">...</text:p>
          </table:table-cell>
        </table:table-row>
      </table:table>
      <text:p text:style-name="P31"/>
      <text:p text:style-name="Standard"><text:span text:style-name="T32"><text:tab/></text:span><text:span text:style-name="T33">El tipo en este caso es bastante complejo y dependiendo de si es de un tipo u otro deberá llevar unos u otros parámetros.</text:span></text:p>
      <text:p text:style-name="P34"><text:tab/>Por ejemplo los booleanos son &lt;t:boolean, tam:1&gt;, los array son &lt;t:array, nelem, tbase, tam&gt;, etc...</text:p>
      <text:p text:style-name="P35"/>
      <text:p text:style-name="P36">3.1. Estructura de la tabla de símbolos</text:p>
      <text:p text:style-name="P37">Descripción de las operaciones de la tabla de símbolos, definiendo la cabecera de dichas</text:p>
      <text:p text:style-name="P38">operaciones, así como describiendo informalmente su cometido, incluyendo el propósito</text:p>
      <text:p text:style-name="P39">de cada uno de sus parámetros.</text:p>
      <text:p text:style-name="P40"/>
      <text:p text:style-name="P41">creaGestor():GestorTS</text:p>
      <text:p text:style-name="P42"><text:span text:style-name="T43"><text:tab/></text:span><text:span text:style-name="T44">El resultado es un gestor vacio.</text:span></text:p>
      <text:p text:style-name="P45">creaTS():GestorTS</text:p>
      <text:p text:style-name="P46"><text:tab/>Añade una nueva tabla de símbolos al gestor</text:p>
      <text:p text:style-name="P47">inserta(ts:GestorTS, id:String, props: PropsTs):GestorTs</text:p>
      <text:p text:style-name="P48"><text:span text:style-name="T49"><text:tab/></text:span><text:span text:style-name="T50">El resultado es el gestor resultante de añadir id y sus propiedades a la tabla de símbolos de la pila.</text:span></text:p>
      <text:p text:style-name="P51">existe(ts: GestorTS, id:String):Boolean</text:p>
      <text:p text:style-name="P52"><text:span text:style-name="T53"><text:tab/></text:span><text:span text:style-name="T54">El resultado es true si id aparece en alguna de las tablas de símbolos de la pila, false en caso contrario.</text:span></text:p>
      <text:p text:style-name="P55">getProps(ts:GestorTS id:String):PropsTs</text:p>
      <text:p text:style-name="P56"><text:span text:style-name="T57"><text:tab/></text:span><text:span text:style-name="T58">Te devuelve las propiedades del id que pasas como parámetro.</text:span></text:p>
      <text:p text:style-name="P59"><text:tab/></text:p>
      <text:p text:style-name="P60">3.2. Construcción de la tabla de símbolos</text:p>
      <text:p text:style-name="P61">Formalización de la construcción de la tabla de símbolos mediante una gramática de</text:p>
      <text:p text:style-name="P62">Atributos</text:p>
      <text:p text:style-name="P63"/>
      <text:p text:style-name="P64">3.2.1 Funciones semánticas</text:p>
      <text:p text:style-name="P65"/>
      <text:p text:style-name="P66">3.2.2 Atributos semánticos</text:p>
      <text:p text:style-name="P67"/>
      <text:p text:style-name="P68">Categoria Programa</text:p>
      <text:soft-page-break/>
      <text:p text:style-name="P69"><text:span text:style-name="T70"><text:tab/></text:span><text:span text:style-name="T71">ts</text:span><text:span text:style-name="T72">: sintetizado. Es la tabla de símbolos que se va construyendo. Se sintetiza de las declaraci</text:span><text:span text:style-name="T73">o</text:span><text:span text:style-name="T74">nes.</text:span></text:p>
      <text:p text:style-name="P75"><text:span text:style-name="T76"><text:tab/></text:span><text:span text:style-name="T77">tsh</text:span><text:span text:style-name="T78">: heredado. Es la tabla de símbolos que se va pasando a cada una de las declaraciones de variables, tipo y procedimientos para ver si hay algo ya declarado. Se hereda a las declaraciones, parámetros, tipos.</text:span></text:p>
      <text:p text:style-name="P79"/>
      <text:p text:style-name="P80">Categoria Declaraciones</text:p>
      <text:p text:style-name="P81"><text:span text:style-name="T82"><text:tab/></text:span><text:span text:style-name="T83">props</text:span><text:span text:style-name="T84">: sintetizado. Es toda la información que se guarda de cada entrada de la tabla de simb</text:span><text:span text:style-name="T85">o</text:span><text:span text:style-name="T86">los. Se almacena el modo, el tipo, la dirección y el nivel.</text:span></text:p>
      <text:p text:style-name="P87"/>
      <text:p text:style-name="P88">Categoria FParametros</text:p>
      <text:p text:style-name="P89"><text:span text:style-name="T90"><text:tab/></text:span><text:span text:style-name="T91">parámetros</text:span><text:span text:style-name="T92">: sintetizado. Existe un atributo por procedimiento y guarda la información relativa a los parámetros (modo y tipo). Este atributo se sintetiza de LFParametros y LFParametro</text:span></text:p>
      <text:p text:style-name="P93"/>
      <text:p text:style-name="P94">Categoria Campo</text:p>
      <text:p text:style-name="P95"><text:span text:style-name="T96"><text:tab/></text:span><text:span text:style-name="T97">c</text:span><text:span text:style-name="T98">ampo</text:span><text:span text:style-name="T99">: sintetizado. Guarda la información (id , tipo) de cada “campo” de un registro.</text:span></text:p>
      <text:p text:style-name="P100"/>
      <text:p text:style-name="P101"/>
      <text:p text:style-name="P102">3.2.3 Gramática de<text:s/>atributos</text:p>
      <text:p text:style-name="Standard">Gramática de atributos que formaliza la construcción de la tabla de símbolos.</text:p>
      <text:p text:style-name="Standard"/>
      <text:p text:style-name="P103"><text:bookmark-start text:name="__DdeLink__21983_1730890738"/><text:bookmark-start text:name="__DdeLink__7001_1948327631"/>Programa → Declaraciones &amp; Instrucciones</text:p>
      <text:p text:style-name="P104"><text:tab/>Programa.ts<text:s/><text:tab/><text:tab/>= Declaraciones.ts</text:p>
      <text:p text:style-name="Standard"><text:span text:style-name="T105"><text:tab/>Instrucciones.tsh<text:s/></text:span><text:span text:style-name="T106"><text:tab/>= Declaraciones.ts</text:span></text:p>
      <text:p text:style-name="P107"><text:tab/>Declaraciones.tsh<text:s/><text:tab/>= creaTS()</text:p>
      <text:p text:style-name="P108"><text:tab/>Declaraciones.nh<text:s/><text:tab/>= 0<text:bookmark-end text:name="__DdeLink__21983_1730890738"/></text:p>
      <text:p text:style-name="P109"/>
      <text:p text:style-name="P110"><text:bookmark-start text:name="__DdeLink__14592_437054955"/><text:bookmark-start text:name="__DdeLink__14598_437054955"/>Declaraciones → Declaraciones ; Declaracion</text:p>
      <text:p text:style-name="P111"><text:tab/>Declaraciones1.tsh<text:s/><text:tab/>= Declaraciones0.tsh</text:p>
      <text:p text:style-name="P112"><text:tab/>Declaracion.tsh<text:s/><text:tab/>= Declaraciones1.ts</text:p>
      <text:p text:style-name="P113"><text:tab/>Declaraciones0.ts<text:tab/>=</text:p>
      <text:p text:style-name="P114"><text:tab/><text:tab/>inserta(Declaraciones1.ts, Declaracion.id, Declaracion.props)</text:p>
      <text:p text:style-name="P115"><text:tab/>Declaraciones1.nh<text:s/><text:tab/>= Declaraciones0.nh</text:p>
      <text:p text:style-name="P116"><text:tab/>Declaracion.nh<text:s/><text:tab/><text:tab/>= Declaraciones0.nh</text:p>
      <text:p text:style-name="P117"><text:tab/>Declaracion0.n<text:tab/><text:tab/>= max(Declaraciones1.n,Declaracion.n)</text:p>
      <text:p text:style-name="Standard"/>
      <text:p text:style-name="Standard"><text:span text:style-name="T118">Declaraciones → Declaración</text:span></text:p>
      <text:p text:style-name="Standard"><text:span text:style-name="T119"><text:tab/></text:span><text:span text:style-name="T120">Declaracion.tsh<text:s/></text:span><text:span text:style-name="T121"><text:tab/>= Declaraciones.tsh</text:span></text:p>
      <text:p text:style-name="Standard"><text:span text:style-name="T122"><text:tab/>Declaracion.nh<text:s/></text:span><text:span text:style-name="T123"><text:tab/></text:span><text:span text:style-name="T124"><text:tab/>= Declaraciones.nh</text:span></text:p>
      <text:p text:style-name="Standard"><text:span text:style-name="T125"><text:tab/>Declaraciones.ts<text:s/></text:span><text:span text:style-name="T126"><text:tab/>=</text:span></text:p>
      <text:p text:style-name="Standard"><text:span text:style-name="T127"><text:tab/></text:span><text:span text:style-name="T128"><text:tab/>inserta(Declaraciones.tsh, Declaracion.id</text:span><text:span text:style-name="T129">, Declaracion.props)</text:span></text:p>
      <text:p text:style-name="Standard"><text:bookmark-end text:name="__DdeLink__14592_437054955"/><text:bookmark-end text:name="__DdeLink__14598_437054955"/><text:span text:style-name="T130"><text:tab/>Declaraciones.n</text:span><text:span text:style-name="T131"><text:tab/></text:span><text:span text:style-name="T132"><text:tab/>= Declaracion.n</text:span></text:p>
      <text:p text:style-name="Standard"><text:span text:style-name="T133"><text:tab/></text:span></text:p>
      <text:p text:style-name="P134"><text:bookmark-start text:name="__DdeLink__22040_1730890738"/>Declaracion → DeclaracionTipo</text:p>
      <text:p text:style-name="P135"><text:tab/>Declaracion.id<text:s/><text:tab/><text:tab/>= DeclaracionTipo.id</text:p>
      <text:p text:style-name="Standard"><text:span text:style-name="T136"><text:tab/>Declaracion.props<text:s/></text:span><text:span text:style-name="T137"><text:tab/>= DeclaracionTipo.props</text:span></text:p>
      <text:p text:style-name="P138"><text:tab/>DeclaracionTipo.tsh<text:tab/>= Declaracion.tsh</text:p>
      <text:p text:style-name="P139"><text:tab/>DeclaracionTipo.nh<text:s/><text:tab/>= Declaracion.nh</text:p>
      <text:p text:style-name="P140"><text:bookmark-end text:name="__DdeLink__22040_1730890738"/></text:p>
      <text:p text:style-name="P141"><text:bookmark-start text:name="__DdeLink__22048_1730890738"/>Declaracion → DeclaracionVariable</text:p>
      <text:p text:style-name="P142"><text:tab/>Declaracion.id<text:s/><text:tab/><text:tab/><text:tab/>= DeclaracionVariable.id</text:p>
      <text:p text:style-name="Standard"><text:span text:style-name="T143"><text:tab/>Declaracion.props<text:s/></text:span><text:span text:style-name="T144"><text:tab/></text:span><text:span text:style-name="T145"><text:tab/>= DeclaracionVariable.props</text:span></text:p>
      <text:p text:style-name="P146"><text:tab/>DeclaracionVariable.tsh= Declaracion.tsh</text:p>
      <text:soft-page-break/>
      <text:p text:style-name="P147"><text:tab/>DeclaracionVariable.nh = Declaracion.nh</text:p>
      <text:p text:style-name="P148"><text:bookmark-end text:name="__DdeLink__22048_1730890738"/></text:p>
      <text:p text:style-name="Standard"><text:span text:style-name="T149">Declaracion → DeclaracionProcedimiento</text:span></text:p>
      <text:p text:style-name="Standard"><text:bookmark-start text:name="__DdeLink__22058_1730890738"/><text:span text:style-name="T150"><text:tab/></text:span><text:span text:style-name="T151">Declaracion.id<text:s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= DeclaracionProcedimiento.id</text:span></text:p>
      <text:p text:style-name="P157"><text:tab/>Declaracion.props<text:s/><text:tab/><text:tab/><text:tab/><text:tab/>= DeclaracionProcedimiento.props<text:bookmark-end text:name="__DdeLink__22058_1730890738"/></text:p>
      <text:p text:style-name="P158"><text:bookmark-start text:name="__DdeLink__22056_1730890738"/><text:tab/>DeclaracionProcedimiento.tsh<text:s/><text:tab/>= Declaracion.tsh</text:p>
      <text:p text:style-name="P159"><text:tab/>DeclaracionProcedimiento.nh<text:s/><text:tab/>= Declaracion.nh<text:bookmark-end text:name="__DdeLink__22056_1730890738"/></text:p>
      <text:p text:style-name="P160"/>
      <text:p text:style-name="P161">DeclaracionTipo → <text:s/>tipo id = Tipo</text:p>
      <text:p text:style-name="P162"><text:tab/><text:bookmark-start text:name="__DdeLink__22060_1730890738"/>DeclaracionTipo.id<text:s/><text:tab/><text:tab/>= id.lex</text:p>
      <text:p text:style-name="P163"><text:tab/>DeclaracionTipo.props<text:s/><text:tab/>=</text:p>
      <text:p text:style-name="Standard"><text:span text:style-name="T164"><text:tab/></text:span><text:span text:style-name="T165"><text:tab/>&lt;clase:tipo, tipo:DeclaracionTipo.tipo,<text:s/></text:span><text:span text:style-name="T166">nivel: DeclaracionTipo.nh</text:span><text:span text:style-name="T167">&gt;</text:span></text:p>
      <text:p text:style-name="P168"><text:tab/>DeclaracionTipo.tipo<text:s/><text:tab/>= Tipo.tipo<text:bookmark-end text:name="__DdeLink__22060_1730890738"/></text:p>
      <text:p text:style-name="Standard"><text:span text:style-name="T169"><text:tab/>Tipo.tsh<text:s/></text:span><text:span text:style-name="T170"><text:tab/></text:span><text:span text:style-name="T171"><text:tab/></text:span><text:span text:style-name="T172"><text:tab/></text:span><text:span text:style-name="T173"><text:tab/>= DeclaracionTipo.tsh</text:span></text:p>
      <text:p text:style-name="Standard"/>
      <text:p text:style-name="P174"><text:bookmark-start text:name="__DdeLink__22046_1730890738"/>DeclaraciónVarible → Tipo id</text:p>
      <text:p text:style-name="P175"><text:bookmark-start text:name="__DdeLink__22064_1730890738"/><text:bookmark-start text:name="__DdeLink__22044_1730890738"/><text:tab/>DeclaracionVariable.id<text:s/><text:tab/>= id.lex</text:p>
      <text:p text:style-name="Standard"><text:span text:style-name="T176"><text:tab/>DeclaracionVa</text:span><text:span text:style-name="T177">riable.props<text:s/></text:span><text:span text:style-name="T178"><text:tab/>=</text:span></text:p>
      <text:p text:style-name="Standard"><text:span text:style-name="T179"><text:tab/></text:span><text:span text:style-name="T180"><text:tab/>&lt;clase:var, tipo:DeclaracionVariable.tipo,<text:s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</text:span><text:span text:style-name="T186"><text:tab/></text:span><text:span text:style-name="T187"><text:tab/></text:span><text:span text:style-name="T188"><text:tab/>nivel:DeclaracionVariable.nh&gt;</text:span></text:p>
      <text:p text:style-name="P189"><text:tab/>DeclaracionVariable.tipo<text:s/><text:tab/>= Tipo.tipo<text:bookmark-end text:name="__DdeLink__22064_1730890738"/></text:p>
      <text:p text:style-name="P190"><text:tab/><text:bookmark-start text:name="__DdeLink__22066_1730890738"/>Tipo.tsh<text:s/><text:tab/><text:tab/><text:tab/><text:tab/><text:tab/>= DeclaracionVariable.tsh<text:bookmark-end text:name="__DdeLink__22066_1730890738"/></text:p>
      <text:p text:style-name="P191"/>
      <text:p text:style-name="Standard"><text:bookmark-start text:name="__DdeLink__14709_250290990"/><text:span text:style-name="T192">DeclaracionProcedimiento → <text:s/>procedure id Fparametros Forward</text:span></text:p>
      <text:p text:style-name="Standard"><text:span text:style-name="T193"><text:tab/></text:span><text:span text:style-name="T194">DeclaracionProcedimiento.id<text:s/></text:span><text:span text:style-name="T195"><text:tab/>= id.lex</text:span></text:p>
      <text:p text:style-name="P196"><text:tab/><text:bookmark-start text:name="__DdeLink__14717_250290990"/>DeclaracionProcedimiento.props<text:tab/>=</text:p>
      <text:p text:style-name="P197"><text:tab/><text:tab/>&lt;clase:proc, tipo: &lt;t:forward, params: Fparametros.parametros&gt;,</text:p>
      <text:p text:style-name="P198"><text:tab/><text:tab/>nivel: DeclaracionProcedimiento.nh + 1&gt;<text:bookmark-end text:name="__DdeLink__14717_250290990"/></text:p>
      <text:p text:style-name="P199"><text:tab/><text:bookmark-start text:name="__DdeLink__22070_17308907381"/>FParams.tsh<text:s/><text:tab/><text:tab/><text:tab/><text:tab/><text:tab/>= creaTS(DecProcedimiento.tsh)<text:bookmark-end text:name="__DdeLink__22070_17308907381"/></text:p>
      <text:p text:style-name="P200"><text:span text:style-name="T201">FParametros.nh<text:s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=<text:s/></text:span><text:span text:style-name="T207">DeclaracionProcedimiento.nh +1</text:span></text:p>
      <text:p text:style-name="P208"><text:bookmark-end text:name="__DdeLink__22046_1730890738"/><text:bookmark-end text:name="__DdeLink__22044_1730890738"/></text:p>
      <text:p text:style-name="Standard"><text:bookmark-start text:name="__DdeLink__22076_1730890738"/><text:span text:style-name="T209">DeclaracionProcedimiento → <text:s/>procedure id Fparametros Bloque</text:span></text:p>
      <text:p text:style-name="Standard"><text:bookmark-start text:name="__DdeLink__22081_1730890738"/><text:span text:style-name="T210"><text:tab/></text:span><text:span text:style-name="T211">DeclaracionProcedimiento.id<text:s/></text:span><text:span text:style-name="T212"><text:tab/>= id.lex</text:span></text:p>
      <text:p text:style-name="P213"><text:tab/>DeclaracionProcedimiento.props<text:tab/>=</text:p>
      <text:p text:style-name="P214"><text:tab/><text:tab/>&lt;clase:proc, tipo: &lt;t:proc, params: Fparametros.parametros&gt;,</text:p>
      <text:p text:style-name="P215"><text:tab/><text:tab/>nivel: DeclaracionProcedimiento.nh + 1&gt;<text:bookmark-end text:name="__DdeLink__22081_1730890738"/></text:p>
      <text:p text:style-name="P216"><text:bookmark-start text:name="__DdeLink__22052_1730890738"/><text:tab/><text:bookmark-start text:name="__DdeLink__22070_1730890738"/>FParams.tsh<text:s/><text:tab/><text:tab/><text:tab/><text:tab/><text:tab/>= creaTS(DecProcedimiento.tsh)<text:bookmark-end text:name="__DdeLink__22070_1730890738"/></text:p>
      <text:p text:style-name="P217"><text:bookmark-start text:name="__DdeLink__22072_1730890738"/>Bloque.tsh<text:s/><text:tab/><text:tab/><text:tab/><text:tab/><text:tab/><text:tab/>=</text:p>
      <text:p text:style-name="P218"><text:tab/>inserta(FParametros.ts, DeclaracionProcedimiento.id,<text:s/><text:tab/>DeclaracionProcedimiento.props)<text:bookmark-end text:name="__DdeLink__22072_1730890738"/></text:p>
      <text:p text:style-name="P219"><text:bookmark-start text:name="__DdeLink__22089_1730890738"/><text:span text:style-name="T220">FParametros.nh<text:s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=</text:span></text:p>
      <text:p text:style-name="P226"><text:span text:style-name="T227"><text:tab/>Bloque.nh = DeclaracionProcedimiento.nh +1</text:span><text:bookmark-end text:name="__DdeLink__14709_250290990"/><text:bookmark-end text:name="__DdeLink__22076_1730890738"/><text:bookmark-end text:name="__DdeLink__22052_1730890738"/><text:bookmark-end text:name="__DdeLink__22089_1730890738"/></text:p>
      <text:p text:style-name="P228"/>
      <text:p text:style-name="Standard"><text:span text:style-name="T229">Bloque → Declaracion</text:span><text:span text:style-name="T230">es &amp; Instrucciones</text:span></text:p>
      <text:p text:style-name="Standard"><text:bookmark-start text:name="__DdeLink__22095_1730890738"/><text:span text:style-name="T231"><text:tab/></text:span><text:span text:style-name="T232">Declaraciones.tsh<text:s/></text:span><text:span text:style-name="T233"><text:tab/>= Bloque.tsh</text:span><text:bookmark-end text:name="__DdeLink__22095_1730890738"/></text:p>
      <text:p text:style-name="P234"><text:bookmark-start text:name="__DdeLink__22097_1730890738"/><text:tab/>Instrucciones.tsh<text:s/><text:tab/>= Declaraciones.ts<text:bookmark-end text:name="__DdeLink__22097_1730890738"/></text:p>
      <text:p text:style-name="P235"><text:bookmark-start text:name="__DdeLink__22093_1730890738"/><text:tab/>Bloque.ts<text:s/><text:tab/><text:tab/><text:tab/>= Declaraciones.ts<text:bookmark-end text:name="__DdeLink__22093_1730890738"/></text:p>
      <text:p text:style-name="Standard"><text:bookmark-start text:name="__DdeLink__22099_1730890738"/><text:span text:style-name="T236"><text:tab/>Declaraciones.nh<text:s/></text:span><text:span text:style-name="T237"><text:tab/>= Bloque.nh</text:span><text:bookmark-end text:name="__DdeLink__22099_1730890738"/></text:p>
      <text:p text:style-name="Standard"><text:span text:style-name="T238">Bloque → Instrucciones</text:span></text:p>
      <text:p text:style-name="Standard"><text:span text:style-name="T239"><text:tab/></text:span><text:bookmark-start text:name="__DdeLink__22105_1730890738"/><text:span text:style-name="T240">Instrucciones.tsh<text:s/></text:span><text:span text:style-name="T241"><text:tab/>= <text:s/>Bloque.tsh</text:span><text:bookmark-end text:name="__DdeLink__22105_1730890738"/></text:p>
      <text:p text:style-name="Standard"><text:span text:style-name="T242">FParametros → (LFParametros)</text:span></text:p>
      <text:p text:style-name="Standard"><text:bookmark-start text:name="__DdeLink__22109_1730890738"/><text:span text:style-name="T243"><text:tab/></text:span><text:span text:style-name="T244">LFParametros.tsh<text:s/></text:span><text:span text:style-name="T245"><text:tab/></text:span><text:span text:style-name="T246"><text:tab/>= FParametros.tsh</text:span></text:p>
      <text:p text:style-name="Standard"><text:span text:style-name="T247"><text:tab/>FParametros.ts<text:s/></text:span><text:span text:style-name="T248"><text:tab/></text:span><text:span text:style-name="T249"><text:tab/></text:span><text:span text:style-name="T250"><text:tab/>= LFParametros.ts</text:span></text:p>
      <text:soft-page-break/>
      <text:p text:style-name="Standard"><text:span text:style-name="T251"><text:tab/>LFPatametros.nh<text:s/></text:span><text:span text:style-name="T252"><text:tab/></text:span><text:span text:style-name="T253"><text:tab/>= FParametros.nh</text:span></text:p>
      <text:p text:style-name="Standard"><text:span text:style-name="T254"><text:tab/>FParametros.parametros = LFParametros.parametros</text:span><text:bookmark-end text:name="__DdeLink__22109_1730890738"/></text:p>
      <text:p text:style-name="Standard"><text:span text:style-name="T255">FParametros → λ</text:span></text:p>
      <text:p text:style-name="Standard"><text:bookmark-start text:name="__DdeLink__22115_1730890738"/><text:span text:style-name="T256"><text:tab/></text:span><text:span text:style-name="T257">FParametros.ts<text:s/></text:span><text:span text:style-name="T258"><text:tab/></text:span><text:span text:style-name="T259"><text:tab/></text:span><text:span text:style-name="T260"><text:tab/>= FParametros.tsh</text:span></text:p>
      <text:p text:style-name="Standard"><text:span text:style-name="T261"><text:tab/>FParametros.parametros = []</text:span><text:bookmark-end text:name="__DdeLink__22115_1730890738"/></text:p>
      <text:p text:style-name="Standard"><text:span text:style-name="T262">LFParametros →</text:span><text:span text:style-name="T263"><text:s/>LFParametros , FParametro</text:span></text:p>
      <text:p text:style-name="Standard"><text:span text:style-name="T264"><text:tab/></text:span><text:span text:style-name="T265">LFParametros1.tsh<text:s/></text:span><text:span text:style-name="T266"><text:tab/></text:span><text:span text:style-name="T267"><text:tab/>= LFParametros0.tsh</text:span></text:p>
      <text:p text:style-name="Standard"><text:span text:style-name="T268"><text:tab/>LFParametros0.ts<text:s/></text:span><text:span text:style-name="T269"><text:tab/></text:span><text:span text:style-name="T270"><text:tab/>=</text:span></text:p>
      <text:p text:style-name="Standard"><text:span text:style-name="T271"><text:tab/></text:span><text:span text:style-name="T272"><text:tab/>inserta (LFParametros1.ts, FParametro.id, FParametro.props)</text:span></text:p>
      <text:p text:style-name="Standard"><text:span text:style-name="T273"><text:tab/>FParametro.nh<text:s/></text:span><text:span text:style-name="T274"><text:tab/></text:span><text:span text:style-name="T275"><text:tab/></text:span><text:span text:style-name="T276"><text:tab/>= LFParametros1.nh = LFParametros0.nh</text:span></text:p>
      <text:p text:style-name="Standard"><text:span text:style-name="T277"><text:tab/>LFParametros0.parametros =</text:span></text:p>
      <text:p text:style-name="Standard"><text:span text:style-name="T278"><text:tab/></text:span><text:span text:style-name="T279"><text:tab/>FParametros1.param</text:span><text:span text:style-name="T280">etros ++ FParametro.parametro</text:span></text:p>
      <text:p text:style-name="Standard"><text:span text:style-name="T281">LFParametros → FParametro</text:span></text:p>
      <text:p text:style-name="Standard"><text:span text:style-name="T282"><text:tab/></text:span><text:span text:style-name="T283">LFParametros.ts<text:s/></text:span><text:span text:style-name="T284"><text:tab/></text:span><text:span text:style-name="T285"><text:tab/>=</text:span></text:p>
      <text:p text:style-name="Standard"><text:span text:style-name="T286"><text:tab/></text:span><text:span text:style-name="T287"><text:tab/>inserta (LFParametros.tsh, FParametro.id, FParametro.props</text:span></text:p>
      <text:p text:style-name="Standard"><text:span text:style-name="T288"><text:tab/>FParametro.nh<text:s/></text:span><text:span text:style-name="T289"><text:tab/></text:span><text:span text:style-name="T290"><text:tab/></text:span><text:span text:style-name="T291"><text:tab/>= LFParametros.nh</text:span></text:p>
      <text:p text:style-name="Standard"><text:span text:style-name="T292"><text:tab/>LFParametros.parametros= Fparametro.parametro</text:span></text:p>
      <text:p text:style-name="Standard"><text:span text:style-name="T293">Fparametro → var Tipo id</text:span></text:p>
      <text:p text:style-name="Standard"><text:bookmark-start text:name="__DdeLink__22143_1730890738"/><text:span text:style-name="T294"><text:tab/></text:span><text:span text:style-name="T295">FParametr</text:span><text:span text:style-name="T296">o.id<text:s/></text:span><text:span text:style-name="T297"><text:tab/></text:span><text:span text:style-name="T298"><text:tab/></text:span><text:span text:style-name="T299"><text:tab/>= id.lex</text:span></text:p>
      <text:p text:style-name="Standard"><text:bookmark-start text:name="__DdeLink__22151_1730890738"/><text:span text:style-name="T300"><text:tab/>FParametro.props<text:s/></text:span><text:span text:style-name="T301"><text:tab/></text:span><text:span text:style-name="T302"><text:tab/>=</text:span></text:p>
      <text:p text:style-name="Standard"><text:span text:style-name="T303"><text:tab/></text:span><text:span text:style-name="T304"><text:tab/>&lt;clase: pvar, tipo: Tipo.tipo, nivel: FParametro.nh&gt;</text:span></text:p>
      <text:p text:style-name="Standard"><text:span text:style-name="T305"><text:tab/>FParametro.parametro<text:s/></text:span><text:span text:style-name="T306"><text:tab/>= &lt;modo: variable, tipo: Tipo.tipo&gt;</text:span><text:bookmark-end text:name="__DdeLink__22143_1730890738"/><text:bookmark-end text:name="__DdeLink__22151_1730890738"/></text:p>
      <text:p text:style-name="Standard"><text:span text:style-name="T307">Fparametro → Tipo id</text:span></text:p>
      <text:p text:style-name="Standard"><text:bookmark-start text:name="__DdeLink__22147_1730890738"/><text:span text:style-name="T308"><text:tab/></text:span><text:span text:style-name="T309">FParametro.id<text:s/></text:span><text:span text:style-name="T310"><text:tab/></text:span><text:span text:style-name="T311"><text:tab/></text:span><text:span text:style-name="T312"><text:tab/>= id.lex</text:span></text:p>
      <text:p text:style-name="Standard"><text:bookmark-start text:name="__DdeLink__22153_1730890738"/><text:span text:style-name="T313"><text:tab/>FParametro.props<text:s/></text:span><text:span text:style-name="T314"><text:tab/></text:span><text:span text:style-name="T315"><text:tab/>=</text:span></text:p>
      <text:p text:style-name="Standard"><text:span text:style-name="T316"><text:tab/></text:span><text:span text:style-name="T317"><text:tab/>&lt;clase: var, tipo: Tipo.tipo,<text:s/></text:span><text:span text:style-name="T318">nivel: FParametro.nh&gt;</text:span></text:p>
      <text:p text:style-name="Standard"><text:span text:style-name="T319"><text:tab/>FParametro.parametro<text:s/></text:span><text:span text:style-name="T320"><text:tab/>= &lt;modo: valor, tipo: Tipo.tipo&gt;</text:span><text:bookmark-end text:name="__DdeLink__22147_1730890738"/><text:bookmark-end text:name="__DdeLink__22153_1730890738"/></text:p>
      <text:p text:style-name="P321"/>
      <text:p text:style-name="Standard"><text:span text:style-name="T322">Tipo<text:s/></text:span><text:span text:style-name="T323">→ id</text:span></text:p>
      <text:p text:style-name="Standard"><text:span text:style-name="T324"><text:tab/></text:span><text:span text:style-name="T325">Tipo.tipo<text:s/></text:span><text:span text:style-name="T326"><text:tab/>= &lt;t:ref, id:id.lex&gt;</text:span></text:p>
      <text:p text:style-name="Standard"/>
      <text:p text:style-name="P327">Tipo → Boolean</text:p>
      <text:p text:style-name="P328"><text:tab/>Tipo.tipo<text:s/><text:tab/>= &lt;t:bool&gt;</text:p>
      <text:p text:style-name="P329"/>
      <text:p text:style-name="P330">Tipo → character</text:p>
      <text:p text:style-name="P331"><text:tab/>Tipo.tipo<text:s/><text:tab/>= &lt;t:char&gt;</text:p>
      <text:p text:style-name="P332"/>
      <text:p text:style-name="P333">Tipo → Float</text:p>
      <text:p text:style-name="P334"><text:tab/>Tipo.tipo<text:s/><text:tab/>= &lt;t:float&gt;</text:p>
      <text:p text:style-name="P335"/>
      <text:p text:style-name="P336">Tipo → Natural</text:p>
      <text:p text:style-name="P337"><text:tab/>Tipo.tipo<text:s/><text:tab/>= &lt;t:nat&gt;</text:p>
      <text:p text:style-name="P338"/>
      <text:p text:style-name="P339">Tipo → array [num] of Tipo</text:p>
      <text:p text:style-name="Standard"><text:span text:style-name="T340"><text:tab/></text:span><text:span text:style-name="T341">Tipo0.tipo<text:s/></text:span><text:span text:style-name="T342"><text:tab/>= &lt;t:array, nelems:num.lex, tbase:Tipo1.tipo&gt;</text:span></text:p>
      <text:p text:style-name="Standard"><text:span text:style-name="T343"><text:tab/></text:span><text:bookmark-start text:name="__DdeLink__22159_1730890738"/><text:span text:style-name="T344">Tipo1.tsh<text:s/></text:span><text:span text:style-name="T345"><text:tab/>= Tipo0.tsh</text:span><text:bookmark-end text:name="__DdeLink__22159_1730890738"/></text:p>
      <text:p text:style-name="Standard"/>
      <text:p text:style-name="P346">Tipo → record { Campos }</text:p>
      <text:p text:style-name="Standard"><text:span text:style-name="T347"><text:tab/></text:span><text:span text:style-name="T348">Tipo.tipo<text:s/></text:span><text:span text:style-name="T349"><text:tab/>= &lt;t:reg, campos:Campos.campos&gt;</text:span></text:p>
      <text:p text:style-name="Standard"><text:span text:style-name="T350"><text:tab/></text:span><text:bookmark-start text:name="__DdeLink__22167_1730890738"/><text:span text:style-name="T351">Campos.tsh<text:s/></text:span><text:span text:style-name="T352"><text:tab/>= Tipo.tsh</text:span><text:bookmark-end text:name="__DdeLink__22167_1730890738"/></text:p>
      <text:p text:style-name="Standard"/>
      <text:p text:style-name="P353">Tipo → pointer Tipo</text:p>
      <text:p text:style-name="Standard"><text:span text:style-name="T354"><text:tab/></text:span><text:span text:style-name="T355">Tipo0.t</text:span><text:span text:style-name="T356">ipo<text:s/></text:span><text:span text:style-name="T357"><text:tab/>= &lt;t:puntero, tbase:Tipo1.tipo&gt;</text:span></text:p>
      <text:soft-page-break/>
      <text:p text:style-name="Standard"><text:span text:style-name="T358"><text:tab/></text:span><text:bookmark-start text:name="__DdeLink__22163_1730890738"/><text:span text:style-name="T359">Tipo1.tsh<text:s/></text:span><text:span text:style-name="T360"><text:tab/>= Tipo0.tsh</text:span><text:bookmark-end text:name="__DdeLink__22163_1730890738"/></text:p>
      <text:p text:style-name="P361"/>
      <text:p text:style-name="P362">Campos → Campos ';'<text:s/>Campo</text:p>
      <text:p text:style-name="Standard"><text:span text:style-name="T363"><text:tab/></text:span><text:span text:style-name="T364">Campos0.campos<text:s/></text:span><text:span text:style-name="T365"><text:tab/>= Campos1.campos ++ Campo.campo</text:span></text:p>
      <text:p text:style-name="Standard"><text:span text:style-name="T366"><text:tab/>Campo.tsh<text:s/></text:span><text:span text:style-name="T367"><text:tab/></text:span><text:span text:style-name="T368"><text:tab/>= Campos1.tsh = Campos0.tsh</text:span></text:p>
      <text:p text:style-name="Standard"/>
      <text:p text:style-name="P369">Campos → Campo</text:p>
      <text:p text:style-name="Standard"><text:span text:style-name="T370"><text:tab/></text:span><text:span text:style-name="T371">Campos.campos<text:s/></text:span><text:span text:style-name="T372"><text:tab/>= [Campo.campo]</text:span></text:p>
      <text:p text:style-name="Standard"><text:span text:style-name="T373"><text:tab/>Campo.tsh<text:s/></text:span><text:span text:style-name="T374"><text:tab/></text:span><text:span text:style-name="T375"><text:tab/>= Campos.tsh</text:span></text:p>
      <text:p text:style-name="Standard"/>
      <text:p text:style-name="P376">Campo → Tipo id</text:p>
      <text:p text:style-name="Standard"><text:span text:style-name="T377"><text:tab/></text:span><text:span text:style-name="T378">Campo.campo<text:s/></text:span><text:span text:style-name="T379"><text:tab/>= &lt;id:id.lex, tipo :Tipo.tipo&gt;</text:span></text:p>
      <text:p text:style-name="P380"><text:bookmark-start text:name="__DdeLink__22652_1730890738"/>Tipo.tsh<text:s/><text:tab/><text:tab/>= Campo.tsh<text:bookmark-end text:name="__DdeLink__22652_1730890738"/></text:p>
      <text:p text:style-name="Standard"><text:bookmark-end text:name="__DdeLink__7001_1948327631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horndale AMT" svg:font-family="Thorndale AMT" style:font-family-generic="system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/>
    <style:font-face style:name="TimesNewRoman" svg:font-family="TimesNewRoman" style:font-family-generic="roman"/>
    <style:font-face style:name="FreeMono" svg:font-family="FreeMono" style:font-family-generic="modern" style:font-pitch="fixed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47in"/>
      <style:text-properties style:font-name="Thorndale AMT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bullet text:level="1" text:style-name="WW_CharLFO2LVL1" text:bullet-char="•">
        <style:list-level-properties/>
        <style:text-properties style:font-name="OpenSymbol"/>
      </text:list-level-style-bullet>
      <text:list-level-style-bullet text:level="2" text:style-name="WW_CharLFO2LVL2" text:bullet-char="◦">
        <style:list-level-properties/>
        <style:text-properties style:font-name="OpenSymbol"/>
      </text:list-level-style-bullet>
      <text:list-level-style-bullet text:level="3" text:style-name="WW_CharLFO2LVL3" text:bullet-char="▪">
        <style:list-level-properties/>
        <style:text-properties style:font-name="OpenSymbol"/>
      </text:list-level-style-bullet>
      <text:list-level-style-bullet text:level="4" text:style-name="WW_CharLFO2LVL4" text:bullet-char="•">
        <style:list-level-properties/>
        <style:text-properties style:font-name="OpenSymbol"/>
      </text:list-level-style-bullet>
      <text:list-level-style-bullet text:level="5" text:style-name="WW_CharLFO2LVL5" text:bullet-char="◦">
        <style:list-level-properties/>
        <style:text-properties style:font-name="OpenSymbol"/>
      </text:list-level-style-bullet>
      <text:list-level-style-bullet text:level="6" text:style-name="WW_CharLFO2LVL6" text:bullet-char="▪">
        <style:list-level-properties/>
        <style:text-properties style:font-name="OpenSymbol"/>
      </text:list-level-style-bullet>
      <text:list-level-style-bullet text:level="7" text:style-name="WW_CharLFO2LVL7" text:bullet-char="•">
        <style:list-level-properties/>
        <style:text-properties style:font-name="OpenSymbol"/>
      </text:list-level-style-bullet>
      <text:list-level-style-bullet text:level="8" text:style-name="WW_CharLFO2LVL8" text:bullet-char="◦">
        <style:list-level-properties/>
        <style:text-properties style:font-name="OpenSymbol"/>
      </text:list-level-style-bullet>
      <text:list-level-style-bullet text:level="9" text:style-name="WW_CharLFO2LVL9" text:bullet-char="▪">
        <style:list-level-properties/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/>
        <style:text-properties style:font-name="OpenSymbol"/>
      </text:list-level-style-bullet>
      <text:list-level-style-bullet text:level="2" text:style-name="WW_CharLFO3LVL2" text:bullet-char="◦">
        <style:list-level-properties/>
        <style:text-properties style:font-name="OpenSymbol"/>
      </text:list-level-style-bullet>
      <text:list-level-style-bullet text:level="3" text:style-name="WW_CharLFO3LVL3" text:bullet-char="▪">
        <style:list-level-properties/>
        <style:text-properties style:font-name="OpenSymbol"/>
      </text:list-level-style-bullet>
      <text:list-level-style-bullet text:level="4" text:style-name="WW_CharLFO3LVL4" text:bullet-char="•">
        <style:list-level-properties/>
        <style:text-properties style:font-name="OpenSymbol"/>
      </text:list-level-style-bullet>
      <text:list-level-style-bullet text:level="5" text:style-name="WW_CharLFO3LVL5" text:bullet-char="◦">
        <style:list-level-properties/>
        <style:text-properties style:font-name="OpenSymbol"/>
      </text:list-level-style-bullet>
      <text:list-level-style-bullet text:level="6" text:style-name="WW_CharLFO3LVL6" text:bullet-char="▪">
        <style:list-level-properties/>
        <style:text-properties style:font-name="OpenSymbol"/>
      </text:list-level-style-bullet>
      <text:list-level-style-bullet text:level="7" text:style-name="WW_CharLFO3LVL7" text:bullet-char="•">
        <style:list-level-properties/>
        <style:text-properties style:font-name="OpenSymbol"/>
      </text:list-level-style-bullet>
      <text:list-level-style-bullet text:level="8" text:style-name="WW_CharLFO3LVL8" text:bullet-char="◦">
        <style:list-level-properties/>
        <style:text-properties style:font-name="OpenSymbol"/>
      </text:list-level-style-bullet>
      <text:list-level-style-bullet text:level="9" text:style-name="WW_CharLFO3LVL9" text:bullet-char="▪">
        <style:list-level-properties/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Hector </meta:initial-creator>
    <dc:creator>Paula</dc:creator>
    <meta:creation-date>2010-01-19T15:29:00Z</meta:creation-date>
    <dc:date>2010-05-27T23:11:00Z</dc:date>
    <meta:print-date>2010-04-19T09:59:00Z</meta:print-date>
    <meta:template xlink:href="Normal" xlink:type="simple"/>
    <meta:editing-cycles>42</meta:editing-cycles>
    <meta:editing-duration>PT52680S</meta:editing-duration>
    <meta:document-statistic meta:page-count="5" meta:paragraph-count="15" meta:word-count="1183" meta:character-count="7676" meta:row-count="54" meta:non-whitespace-character-count="6508"/>
  </office:meta>
</office:document-meta>
</file>